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99ad3" style:font-size-asian="13pt" style:font-name-complex="Sanskrit 2003" style:font-size-complex="13pt"/>
    </style:style>
    <style:style style:name="P2" style:family="paragraph" style:parent-style-name="Text_20_body">
      <style:paragraph-properties fo:text-align="center" style:justify-single-word="false"/>
      <style:text-properties style:font-name="Sanskrit 2003" fo:font-size="13pt" officeooo:paragraph-rsid="00199ad3" style:font-size-asian="13pt" style:font-name-complex="Sanskrit 2003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Sanskrit 2003" fo:font-size="13pt" officeooo:paragraph-rsid="00199ad3" style:font-size-asian="13pt" style:font-name-complex="Sanskrit 2003" style:font-size-complex="13pt"/>
    </style:style>
    <style:style style:name="P4" style:family="paragraph" style:parent-style-name="Footnote">
      <style:text-properties officeooo:rsid="06704028" officeooo:paragraph-rsid="06704028"/>
    </style:style>
    <style:style style:name="P5" style:family="paragraph" style:parent-style-name="Footnote">
      <style:text-properties officeooo:rsid="0673658c" officeooo:paragraph-rsid="0673658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65fe4c0" style:font-weight-asian="bold" style:font-weight-complex="bold"/>
    </style:style>
    <style:style style:name="T3" style:family="text">
      <style:text-properties fo:font-weight="bold" officeooo:rsid="0669a5f4" style:font-weight-asian="bold" style:font-weight-complex="bold"/>
    </style:style>
    <style:style style:name="T4" style:family="text">
      <style:text-properties officeooo:rsid="0669a5f4"/>
    </style:style>
    <style:style style:name="T5" style:family="text">
      <style:text-properties officeooo:rsid="065fe4c0"/>
    </style:style>
    <style:style style:name="T6" style:family="text">
      <style:text-properties fo:color="#000000"/>
    </style:style>
    <style:style style:name="T7" style:family="text">
      <style:text-properties fo:color="#000000" officeooo:rsid="066dd125"/>
    </style:style>
    <style:style style:name="T8" style:family="text">
      <style:text-properties fo:color="#000000" officeooo:rsid="065fe4c0"/>
    </style:style>
    <style:style style:name="T9" style:family="text">
      <style:text-properties fo:color="#000000" officeooo:rsid="066ee84a"/>
    </style:style>
    <style:style style:name="T10" style:family="text">
      <style:text-properties fo:color="#000000" officeooo:rsid="0673658c"/>
    </style:style>
    <style:style style:name="T11" style:family="text">
      <style:text-properties fo:color="#000000" officeooo:rsid="06746dea"/>
    </style:style>
    <style:style style:name="T12" style:family="text">
      <style:text-properties fo:color="#000000" officeooo:rsid="067523a6"/>
    </style:style>
    <style:style style:name="T13" style:family="text">
      <style:text-properties fo:color="#000000" officeooo:rsid="0661e307"/>
    </style:style>
    <style:style style:name="T14" style:family="text">
      <style:text-properties fo:color="#000000" officeooo:rsid="0676d187"/>
    </style:style>
    <style:style style:name="T15" style:family="text">
      <style:text-properties fo:color="#000000" officeooo:rsid="06786b72"/>
    </style:style>
    <style:style style:name="T16" style:family="text">
      <style:text-properties fo:color="#ff3333"/>
    </style:style>
    <style:style style:name="T17" style:family="text">
      <style:text-properties officeooo:rsid="066ee84a"/>
    </style:style>
    <style:style style:name="T18" style:family="text">
      <style:text-properties officeooo:rsid="066f4001"/>
    </style:style>
    <style:style style:name="T19" style:family="text">
      <style:text-properties officeooo:rsid="06704028"/>
    </style:style>
    <style:style style:name="T20" style:family="text">
      <style:text-properties officeooo:rsid="0670b6da"/>
    </style:style>
    <style:style style:name="T21" style:family="text">
      <style:text-properties officeooo:rsid="06710dbf"/>
    </style:style>
    <style:style style:name="T22" style:family="text">
      <style:text-properties officeooo:rsid="06712b21"/>
    </style:style>
    <style:style style:name="T23" style:family="text">
      <style:text-properties officeooo:rsid="0673658c"/>
    </style:style>
    <style:style style:name="T24" style:family="text">
      <style:text-properties officeooo:rsid="0674657a"/>
    </style:style>
    <style:style style:name="T25" style:family="text">
      <style:text-properties officeooo:rsid="0661e307"/>
    </style:style>
    <style:style style:name="T26" style:family="text">
      <style:text-properties officeooo:rsid="06746dea"/>
    </style:style>
    <style:style style:name="T27" style:family="text">
      <style:text-properties officeooo:rsid="067a27e0"/>
    </style:style>
    <style:style style:name="T28" style:family="text">
      <style:text-properties officeooo:rsid="066327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चतुरशीतितमोऽध्यायः <text:s/><text:line-break/><text:span text:style-name="T1">नि</text:span><text:span text:style-name="T2">र्वा</text:span><text:span text:style-name="T1">णदीक्षा</text:span><text:span text:style-name="T3">दीक्षायां निवृत्तिकलाशोधन</text:span><text:span text:style-name="T2">म्</text:span><text:line-break/>ईश्वर उवाच -<text:line-break/>अथ प्रातः समुत्थाय कृतस्नानादिको गुरुः । <text:line-break/>दध्या<text:span text:style-name="T4">र्द्र</text:span>मांसमद्यादेः प्रशस्ता<text:span text:style-name="T4">ऽ</text:span>भ्यवहारिता ॥१<text:span text:style-name="T5">॥</text:span> <text:line-break/>गजाश्वारोहणं स्वप्ने शुभं शुक्लांशुकादिक<text:span text:style-name="T4">म्</text:span> । <text:s/><text:line-break/>तैलाभ्यङ्गादिकं हीनं होमो<text:span text:style-name="T4">ऽ</text:span>घोरेण शान्तये ॥२<text:span text:style-name="T5">॥</text:span> <text:line-break/>नित्यक<text:span text:style-name="T4">र्म</text:span>द्वयं कृत्वा प्रविश्य मखमण्डप<text:span text:style-name="T4">म्</text:span> । <text:line-break/><text:span text:style-name="T6">स्वाचान्तो नित्यवत्क</text:span><text:span text:style-name="T7">र्म</text:span><text:span text:style-name="T6"> कु</text:span><text:span text:style-name="T7">र्या</text:span><text:span text:style-name="T6">न्नैमित्तिके विधौ ॥३</text:span><text:span text:style-name="T8">॥</text:span><text:span text:style-name="T6"> </text:span><text:span text:style-name="T16"><text:line-break/></text:span><text:span text:style-name="T6">ततः संशोध्य चा</text:span><text:span text:style-name="T7">ऽऽ</text:span><text:span text:style-name="T6">त्मानं शिवहस्तं तथा</text:span><text:span text:style-name="T9">ऽऽ</text:span><text:span text:style-name="T6">त्मनि । </text:span><text:span text:style-name="T16"><text:line-break/></text:span><text:span text:style-name="T6">विन्यस्य कुम्भगं प्रा</text:span><text:span text:style-name="T9">र्च्य</text:span><text:span text:style-name="T6"> इन्द्रादीनामनुक्रमात् ॥४</text:span><text:span text:style-name="T8">॥</text:span><text:span text:style-name="T6"> </text:span><text:span text:style-name="T16"><text:line-break/></text:span><text:span text:style-name="T6">मण्डले स्थण्डिले वाऽपि प्रकुर्वीत शिव</text:span><text:span text:style-name="T9">र्च</text:span><text:span text:style-name="T6">न</text:span><text:span text:style-name="T9">म्</text:span><text:span text:style-name="T6"> । </text:span><text:span text:style-name="T16"><text:line-break/></text:span>तर्पणं पूजनं वह्नेः पूर्णान्तं मन्त्रतर्पण<text:span text:style-name="T17">म्</text:span> ॥५<text:span text:style-name="T5">॥</text:span> <text:line-break/>दुःखप्रदोषमोषाय शस्त्रेणाष्टाधिकं शत<text:span text:style-name="T17">म् </text:span>। <text:line-break/>हुत्वा हूंसम्पुटेनैव विदध्यात् मन्त्रदीपन<text:span text:style-name="T17">म् </text:span>॥६<text:span text:style-name="T5">॥</text:span> <text:line-break/>अन्तर्बलिविधानञ्च मध्ये स्थण्डिलकुम्भयोः । <text:line-break/>कृत्वा शिष्यप्रवेशाय लब्धानुज्ञो <text:span text:style-name="T17">ब</text:span>हिर्व्रजेत् ॥७<text:span text:style-name="T5">॥</text:span> <text:line-break/>कु<text:span text:style-name="T17">र्या</text:span>त्समयवत्तत्र मण्डलारोपणादिक<text:span text:style-name="T17">म्</text:span> । <text:line-break/>सम्पातहोमं तन्नाडीरूपदर्भकरानुग<text:span text:style-name="T17">म् </text:span>॥८<text:span text:style-name="T5">॥</text:span> <text:line-break/>तत्सन्निधानाय तिस्त्रो हुत्वा मूलाणुनाऽऽहुतीः । <text:line-break/>कुम्भस्थं शिवमभ्य<text:span text:style-name="T18">र्च्य</text:span> पाशसूत्रमुपाहरेत् ॥९<text:span text:style-name="T5">॥</text:span> </text:p>
      <text:p text:style-name="P1"><text:soft-page-break/>स्वदक्षिणो<text:span text:style-name="T18">र्ध्व</text:span>कायस्य शिष्यस्याभ्य<text:span text:style-name="T18">र्चि</text:span>तस्य च । <text:line-break/>तच्छिखायां निबध्नीयात्पादाङ्गुष्ठावलम्बित<text:span text:style-name="T18">म्</text:span> ॥१०<text:span text:style-name="T5">॥</text:span> <text:line-break/>तं निवेश्य निवृत्तेस्तु व्याप्तिमालोक्य चेतसा । <text:line-break/>ज्ञेयानि भुवनान्यस्यां शतमष्टाधिकं ततः ॥११<text:span text:style-name="T5">॥</text:span> <text:line-break/>कपालोऽजश्च बुद्धश्च वज्रदेहः प्रम<text:span text:style-name="T18">र्द</text:span>नः । <text:line-break/>विभूतिरव्ययः शास्ता पिनाकी त्रिदशाधिपः ॥१२<text:span text:style-name="T5">॥</text:span> <text:line-break/>अग्नी रुद्रो हुताश<text:span text:style-name="T18">ी</text:span> च पिङ्गलः खादको हरः ।<text:line-break/>ज्वलनो दहनो बभ्रुर्भस्मान्तकक्षपान्तकौ ॥१३<text:span text:style-name="T5">॥</text:span> <text:line-break/>याम्यमृत्युहरो धाता विधाता का<text:span text:style-name="T19">र्य</text:span>रञ्जकः । <text:line-break/>कालो ध<text:span text:style-name="T19">र्मो</text:span>ऽप्यधर्मश्च संयोक्ता <text:note text:id="ftn672" text:note-class="footnote"><text:note-citation>1</text:note-citation><text:note-body><text:p text:style-name="P4">विधिपोषकः</text:p></text:note-body></text:note>च वियोगकः ॥१४<text:span text:style-name="T5">॥</text:span> <text:line-break/>नैरृतो मारणो <text:s/>हन्ता क्रूरदृष्टिर्भयानकः ।<text:line-break/>ऊ<text:span text:style-name="T19">र्ध्वां</text:span>शको विरूपाक्षो धूम्रलोहितदंष्ट्रवान् ॥१५<text:span text:style-name="T5">॥</text:span> <text:line-break/>बलश्चातिबलश्चैव पाशहस्तो महाबलः । <text:line-break/>श्वेतश्च जयभद्रश्च दीर्घबाहुर्जलान्तकः॥१६<text:span text:style-name="T5">॥</text:span> <text:line-break/>वडवास्यश्च भीमश्च दशैते वारुणाः स्मृताः । <text:line-break/>शीघ्रो लघु<text:span text:style-name="T20">र्वा</text:span>युवेगः सूक्ष्मस्तीक्ष्णः क्ष<text:span text:style-name="T21">मा</text:span>न्तकः ॥१७<text:span text:style-name="T5">॥</text:span> <text:line-break/>पञ्चान्तकः पञ्चशिखः कप<text:span text:style-name="T21">र्दी</text:span> मेघवाहनः ।<text:line-break/>जटामुकुटधारी च नानारत्नधरस्तथा ॥१८<text:span text:style-name="T5">॥</text:span> <text:line-break/>निधीशो रूपवान् धन्यो सौम्यदेहः प्रसादकृत् । <text:line-break/>प्रकाशोऽप्यथ लक्ष्मीवान् कामरूपो दशोत्तरे ॥१९<text:span text:style-name="T5">॥</text:span> <text:line-break/>विद्याधरो ज्ञानधरः सर्वज्ञो वेदपारगः । <text:line-break/>मातृवृत्तश्च पिङ्गाक्षो भूतपालो बलिप्रियः ॥२०<text:span text:style-name="T5">॥</text:span> </text:p>
      <text:p text:style-name="P1"><text:soft-page-break/>सर्वविद्याविध<text:span text:style-name="T22">ा</text:span>ता च सुखदुःखहर<text:span text:style-name="T22">ो</text:span> दश ।<text:line-break/>अनन्तः पालको धीरः पातालाधिपतिस्तथा ॥२१<text:span text:style-name="T5">॥</text:span> <text:line-break/>वृषो वृषधरो वी<text:span text:style-name="T22">र्यो</text:span> ग्रसनः सर्वतोमुखः । <text:line-break/>लोहितश्चैव विज्ञेया दश रुद्राः फणिस्थिताः ॥२२<text:span text:style-name="T5">॥</text:span> <text:line-break/>शम्भुर्विभुर्गणाध्यक्षस्त्र्यक्षस्त्रिदशवन्दितः । <text:s/><text:line-break/>संहारश्च विहारश्च लाभो लिप्सुर्विचक्षणः ॥२३<text:span text:style-name="T5">॥</text:span> <text:line-break/>अत्ता कुहककालाग्निरुद्रो हाटक एव च । <text:s/><text:line-break/>कुष्माण्डश्चैव सत्यश्च ब्रह्मा विष्णुश्च सप्तमः ॥२४<text:span text:style-name="T5">॥</text:span> <text:line-break/>रुद्रश्चाष्टाविमे रुद्राः कटाहाभ्यन्तरे स्थिताः । <text:s/><text:line-break/>एतेषामेव नामानि भुवनानामपि स्मरेत् ॥२५<text:span text:style-name="T5">॥</text:span> <text:line-break/>भवोद्भवः सर्वभूतः सर्वभूतसुखप्रदः । <text:s/><text:line-break/>सर्वसान्निध्यकृद् ब्रह्मविष्णुरुद्रशरा<text:span text:style-name="T22">र्चि</text:span>तः ॥२६<text:span text:style-name="T5">॥</text:span> <text:line-break/>संस्तुत पूर्वस्थित, <text:span text:style-name="T22">ॐ</text:span> साक्षिन् ,<text:span text:style-name="T22">ॐ</text:span> रुद्रान्तक, <text:span text:style-name="T22">ॐ</text:span> पतङ्ग, <text:span text:style-name="T22">ॐ</text:span> शब्द, <text:span text:style-name="T22">ॐ</text:span> सूक्ष्म, <text:span text:style-name="T22">ॐ</text:span> शिव, सर्वस<text:span text:style-name="T22">र्व</text:span>द स<text:span text:style-name="T22">र्व</text:span>सान्निध्यकर ब्रह्मविष्णुरुद्रकर, <text:span text:style-name="T22">ॐ</text:span> नमः शिवाय, <text:span text:style-name="T22">ॐ</text:span> नमो नमः ॥२७<text:span text:style-name="T5">॥</text:span> <text:line-break/>अष्टाविंशतिपादानि व्योमव्यापि मनोगुह । <text:s/><text:line-break/>सद्योहृदस्त्रनेत्राणि मन्त्रवर्णाष्टको मतः ॥२८<text:span text:style-name="T5">॥</text:span> </text:p>
      <text:p text:style-name="P1"><text:span text:style-name="T22">बी</text:span>जाकारो मकारश्च <text:s/>नाड्याविडापिङ्गलाह्वये । <text:line-break/><text:span text:style-name="T6">प्राणापानावुभौ वायू घ्राणोपस्थौ तथेन्द्रिये ॥२९</text:span><text:span text:style-name="T8">॥</text:span><text:span text:style-name="T6"> </text:span><text:span text:style-name="T16"><text:line-break/></text:span><text:span text:style-name="T6">गन्धस्तु विषयः प्रोक्तो गन्धादिगुणपञ्चके । </text:span><text:span text:style-name="T16"><text:line-break/></text:span><text:span text:style-name="T6">पार्थिवं मण्डलं पीतं वज्राङ्</text:span><text:span text:style-name="T10">कं</text:span><text:span text:style-name="T6"> चतुरस्रक</text:span><text:span text:style-name="T10">म्</text:span><text:span text:style-name="T6"> ॥३०</text:span><text:span text:style-name="T8">॥</text:span><text:span text:style-name="T16"><text:line-break/></text:span><text:span text:style-name="T6">विस्तारो योजनानान्तु कोटिरस्य शताहता । </text:span><text:line-break/>अत्रैवान्तर्गता ज्ञेया योनयोऽपि चतु<text:span text:style-name="T23">र्द</text:span>श <text:s/>॥३१<text:span text:style-name="T5">॥</text:span> <text:line-break/><text:soft-page-break/>प्रथमा <text:note text:id="ftn673" text:note-class="footnote"><text:note-citation>2</text:note-citation><text:note-body><text:p text:style-name="P5">सोमदेवानामश्वाद्या</text:p></text:note-body></text:note>सर्वदेवानां मन्वाद्या देवयोनयः ।<text:line-break/>मृगपक्षी च पशवश्चतु<text:span text:style-name="T23">र्धा</text:span> तु सरीसृपाः ॥३२<text:span text:style-name="T5">॥</text:span> <text:line-break/>स्थावरं पञ्चमं सर्वं योनिः षष्ठी अमानुषी ।<text:line-break/>पैशाचं राक्षसं याक्षं गान्ध<text:span text:style-name="T23">र्वं</text:span> चैन्द्रमेव च ॥३<text:span text:style-name="T5">३॥</text:span> <text:line-break/>सौम्यं प्राणेश्वरं ब्राह्ममष्टमं परिकीर्तित<text:span text:style-name="T23">म्</text:span> ।<text:line-break/>अष्टानां पार्थिव<text:span text:style-name="T23">ं त</text:span>त्त्वमधिकारास्पदं मत<text:span text:style-name="T23">म्</text:span> ॥<text:span text:style-name="T5">३४॥</text:span><text:line-break/>लयस्तु प्रकृतौ बुद्धौ भोगो ब्रह्मा च कारण<text:span text:style-name="T23">म्</text:span> । <text:line-break/>ततो जाग्रदवस्थानैः समस्तैर्भुवनादिभिः ॥<text:span text:style-name="T5">३५॥</text:span><text:line-break/>निवृत्तिं गर्भितां ध्यात्वा स्वमन्त्रेण नियोज्य च ॥३<text:span text:style-name="T5">६॥</text:span> <text:line-break/><text:span text:style-name="T24">ॐ</text:span> हां ह्रूं हां निवृत्तिकलापाशाय हूं फट्, तत <text:span text:style-name="T24">ॐ</text:span> हां हां निवृत्तिकलापाशाय स्वाहेत्यनेनाङ्कुशमुद्रया पूरकेणा<text:span text:style-name="T24">ऽऽ</text:span>कृष्य, <text:span text:style-name="T24">ॐ</text:span> ह्रूं ह्रां ह्रूं निवृत्तिकलापाशाय हूं फडित्यनेन संहारमुद्रया कुम्भकेनाधःस्थानादादाय <text:span text:style-name="T24">ॐ</text:span> <text:span text:style-name="T24">ॐ</text:span> ह्र<text:span text:style-name="T24">ं</text:span> हां निवृत्तिकलापाशाय नम इत्यनेनोद्भवमुद्रया रेचकेन कुम्भे संस्थाप्य <text:span text:style-name="T24">ॐ</text:span> हां निवृत्तिकलापाशाय नम इत्यनेनार्घ्यं द<text:span text:style-name="T24">त्</text:span>त्वा सम्पूज्य विमुखेनैव स्वाहान्तेनै<text:span text:style-name="T24">व</text:span> सन्निधानाया<text:span text:style-name="T24">ऽऽ</text:span>हुतित्रयं सन्तर्पणाहुतित्रयं च द<text:span text:style-name="T24">त्</text:span>त्वा <text:span text:style-name="T24">ॐ</text:span> हां ब्रह्मणे</text:p>
      <text:p text:style-name="P1"><text:s/>नम इति ब्रह्माणमावाह्य सम्पूज्य च स्वाहान्तेन सन्तर्प्य ॥३<text:span text:style-name="T25">७॥</text:span> <text:line-break/>ब्रह्म<text:span text:style-name="T24">ंस्</text:span>तवाधिकारेऽस्मिन् मुमुक्षुं दीक्षयाम्यह<text:span text:style-name="T24">म्</text:span> <text:span text:style-name="T25">।</text:span><text:line-break/>भाव्यं त्वयाऽनुकूलेन विधिं विज्ञापयेदिति ॥३<text:span text:style-name="T25">८॥</text:span> <text:s/><text:line-break/>आवाहयेत्ततो देवीं रक्षां वागीश्वरीं हृदा <text:span text:style-name="T25">।</text:span><text:line-break/>इच्छाज्ञानक्रियारूपां षड्विधां ह्येककारण<text:span text:style-name="T24">म्</text:span> ॥३<text:span text:style-name="T25">९॥</text:span> <text:line-break/>पूजयेत्तर्पयेद्देवीं प्रकारेणामुना ततः <text:span text:style-name="T25">।</text:span><text:line-break/>वागीश्वरीं विनिःशेषयोनिविक्षोभकारण<text:span text:style-name="T24">म् </text:span>॥<text:span text:style-name="T25">४०॥</text:span> <text:s/><text:line-break/>हृत्सम्पुटार्थ<text:span text:style-name="T24">बी</text:span>जादि हूं फडन्तशराणुना <text:span text:style-name="T25">।</text:span> <text:line-break/>ताडयेद्धृदये तस्य प्रविशेत्स विधानवित् ॥<text:span text:style-name="T25">४१॥</text:span> <text:s/><text:line-break/><text:soft-page-break/>ततः शिष्यस्य चैतन्यं हृदि वह्निकणोपम<text:span text:style-name="T26">म्</text:span> <text:span text:style-name="T25">।</text:span> <text:line-break/>निवृत्तिस्थं युतं पाशैर्ज्येष्ठया विभजेद्यथा ॥<text:span text:style-name="T25">४२॥</text:span><text:line-break/><text:span text:style-name="T26">ॐ</text:span> हां हूं हः, हूं फट् ॥<text:span text:style-name="T25">४३॥</text:span><text:line-break/><text:span text:style-name="T26">ॐ</text:span> हां स्वाहेत्येनेनाथ पूरकेणाङ्कुशमुद्रया <text:span text:style-name="T25">।</text:span> <text:line-break/>तदाकृष्य स्वमन्त्रेण गृहीत्वाऽऽत्मनि योजयेत् ॥<text:span text:style-name="T25">४४॥</text:span> <text:line-break/><text:span text:style-name="T26">ॐ</text:span> हां ह्रूं हा<text:span text:style-name="T26">मा</text:span>त्मने नमः ॥<text:span text:style-name="T25">४५॥</text:span><text:line-break/>पित्रोर्विभाव्य संयोगं चैतन्यं रेचकेन तत् <text:span text:style-name="T25">।</text:span> <text:line-break/>ब्रह्मादिकारणत्यागक्रमान्नीत्वा शिवास्पद<text:span text:style-name="T26">म्</text:span> ॥<text:span text:style-name="T25">४६॥</text:span></text:p>
      <text:p text:style-name="P1">गर्भाधानार्थमादाय युगपत् सर्वयोनिषु <text:span text:style-name="T25">।</text:span> <text:line-break/>क्षिपेद्वागीश्वरीयोनौ वामयोद्भवमुद्रया ॥<text:span text:style-name="T25">४७॥</text:span> <text:line-break/><text:span text:style-name="T26">ॐ</text:span> हां हां हा<text:span text:style-name="T26">मा</text:span>त्मने नमः ॥<text:span text:style-name="T25">४८॥</text:span><text:line-break/>पूजयेदप्यनेनैव तर्पयेदपि पञ्चधा <text:span text:style-name="T25">।</text:span></text:p>
      <text:p text:style-name="P1">अन्ययोनिषु स<text:span text:style-name="T26">र्वा</text:span>सु देहशुद्धिं हृदा<text:span text:style-name="T26">ऽऽ</text:span>चरेत् ॥<text:span text:style-name="T25">४९॥</text:span><text:line-break/>नात्र पुंसवनं <text:span text:style-name="T26">स्त्र्या</text:span>दिशरीरस्यापि सम्भवात् <text:span text:style-name="T25">।</text:span> <text:line-break/>सीमन्तोन्नयनं वा<text:span text:style-name="T26">ऽ</text:span>पि दैवान्यङ्गानि देहवत् ॥<text:span text:style-name="T25">५०॥</text:span><text:line-break/><text:span text:style-name="T6">शिरसा जन्म कु</text:span><text:span text:style-name="T11">र्वी</text:span><text:span text:style-name="T6">त </text:span><text:span text:style-name="T12">युगपत्</text:span><text:span text:style-name="T6">स</text:span><text:span text:style-name="T11">र्व</text:span><text:span text:style-name="T6">देहिना</text:span><text:span text:style-name="T11">म्</text:span><text:span text:style-name="T6"> </text:span><text:span text:style-name="T13">।</text:span><text:span text:style-name="T6"> </text:span><text:span text:style-name="T16"><text:line-break/></text:span><text:span text:style-name="T6">तथैव भावयेदेषामधिकारं शिवाणुना ॥</text:span><text:span text:style-name="T13">५१॥</text:span><text:span text:style-name="T16"><text:line-break/></text:span><text:span text:style-name="T6">भोगं कवचमन्त्रेण शस्त्रेण विषयात्मना </text:span><text:span text:style-name="T13">।</text:span><text:span text:style-name="T6"> </text:span><text:span text:style-name="T16"><text:line-break/></text:span><text:span text:style-name="T6">मोहरूपमभेदश्च लयसज्ञं विभावयेत् ॥</text:span><text:span text:style-name="T13">५२॥</text:span><text:span text:style-name="T6"> </text:span><text:span text:style-name="T16"><text:line-break/></text:span><text:span text:style-name="T6">शिवेन श्रोतसां शुद्धिं हृदा तत्त्वविशोधन</text:span><text:span text:style-name="T14">म्</text:span><text:span text:style-name="T6"> </text:span><text:span text:style-name="T13">।</text:span><text:span text:style-name="T16"> <text:line-break/></text:span><text:span text:style-name="T6">पञ्च पञ्चा</text:span><text:span text:style-name="T14">ऽऽ</text:span><text:span text:style-name="T6">हुत</text:span><text:span text:style-name="T14">ीर्दद्याद्</text:span><text:span text:style-name="T6">गर्भाधानादिषु क्रमात् ॥</text:span><text:span text:style-name="T13">५३॥</text:span><text:span text:style-name="T16"><text:line-break/></text:span><text:span text:style-name="T6">मायया मलकर्मादिपाशबन्धनिवृत्तये </text:span><text:span text:style-name="T13">।</text:span><text:span text:style-name="T6"> </text:span><text:span text:style-name="T16"><text:line-break/></text:span><text:span text:style-name="T6">निष्कृत्यैव हृदा पश्चाद्यजेत शतमाहुतीः॥</text:span><text:span text:style-name="T13">५४॥</text:span><text:span text:style-name="T6"> </text:span><text:span text:style-name="T16"><text:line-break/></text:span><text:soft-page-break/><text:span text:style-name="T6">म</text:span><text:span text:style-name="T15">नः</text:span><text:span text:style-name="T6">शक्तिनिरोधेन पाशानाञ्च वियोजन</text:span><text:span text:style-name="T15">म्</text:span><text:span text:style-name="T6"> </text:span><text:span text:style-name="T13">।</text:span><text:span text:style-name="T6"> </text:span><text:span text:style-name="T16"><text:line-break/></text:span><text:span text:style-name="T6">स्वाहान्तायुधमन्त्रेण पञ्च पञ्चा</text:span><text:span text:style-name="T15">ऽऽ</text:span><text:span text:style-name="T6">हुतीर्यजेत् ॥</text:span><text:span text:style-name="T13">५५॥</text:span><text:span text:style-name="T16"> <text:line-break/></text:span><text:span text:style-name="T6">मायाद्यन्तस्य पाशस्य सप्तवारास्त्रजप्तया </text:span><text:span text:style-name="T13">।</text:span><text:span text:style-name="T16"><text:line-break/></text:span><text:span text:style-name="T6">क</text:span><text:span text:style-name="T15">र्तर्या</text:span><text:span text:style-name="T6"> छेदनं कु</text:span><text:span text:style-name="T15">र्या</text:span><text:span text:style-name="T6">त्कल्पशस्त्रेण तद्यथा ॥</text:span><text:span text:style-name="T13">५६॥</text:span><text:span text:style-name="T6"> </text:span><text:span text:style-name="T16"><text:line-break/></text:span><text:span text:style-name="T15">ॐ</text:span><text:span text:style-name="T6"> हूं निवृत्तिकलापाशाय हूं फट् ॥</text:span><text:span text:style-name="T13">५७॥</text:span></text:p>
      <text:p text:style-name="P2"><text:span text:style-name="T6">बन्धकत्वञ्च निर्वर्त्य हस्ताभ्याञ्च शराणुना </text:span><text:span text:style-name="T13">।</text:span><text:span text:style-name="T6"> </text:span><text:span text:style-name="T16"><text:line-break/></text:span><text:span text:style-name="T6">विसृज्य व</text:span><text:span text:style-name="T15">र्तु</text:span><text:span text:style-name="T6">लीकृत्य घृतपूर्णे स्रुवे धरेत् ॥</text:span><text:span text:style-name="T13">५८॥</text:span><text:span text:style-name="T6"> </text:span><text:span text:style-name="T16"><text:line-break/></text:span><text:span text:style-name="T6">दहेदनुकलास्त्रेण केवलास्त्रेण भस्मसात् </text:span><text:span text:style-name="T13">।</text:span><text:span text:style-name="T16"><text:line-break/></text:span><text:span text:style-name="T6">कुर्यात्पञ्चा</text:span><text:span text:style-name="T15">ऽऽ</text:span><text:span text:style-name="T6">हुतीर्द</text:span><text:span text:style-name="T15">त्</text:span><text:span text:style-name="T6">त्वा पाशाङ्कुशनिवृत्तये ॥</text:span><text:span text:style-name="T13">५९॥</text:span><text:line-break/><text:span text:style-name="T27">ॐ</text:span> हः, अस्त्राय हूं फट् ॥<text:span text:style-name="T25">६०॥</text:span><text:line-break/>प्रायश्चित्तं ततः कु<text:span text:style-name="T27">र्या</text:span>दस्त्राहुतिभिरष्टभिः <text:span text:style-name="T25">।</text:span> <text:line-break/>अथा<text:span text:style-name="T27">ऽऽ</text:span>वाह्य विधातारं पूजयेत्तर्पयेत्तथा ॥<text:span text:style-name="T25">६१॥</text:span><text:line-break/>तत<text:span text:style-name="T27">ः</text:span> <text:span text:style-name="T27">ॐ</text:span> हां शब्दस्पर्शशुद्धब्रह्मन् गृहाण स्वाहेत्याहुतित्रयेणाधिकारमस्य समर्पयेत् ॥<text:span text:style-name="T25">६२॥</text:span>।<text:line-break/>दग्धनिःशेषपापस्य ब्रह्मन्नस्य पशोस्त्वया <text:span text:style-name="T25">।</text:span><text:line-break/>बन्धाय न पुनः स्थेयं शिवाज्ञां श्रावयेदिति ॥<text:span text:style-name="T25">६३॥</text:span> <text:line-break/>ततो विसृज्य धातारं नाड्या दक्षिणया शनैः <text:span text:style-name="T25">।</text:span> <text:line-break/>संहारमुद्रया<text:span text:style-name="T27">ऽऽ</text:span>त्मानं कुम्भकेन निजात्मना ॥<text:span text:style-name="T25">६४॥</text:span> <text:line-break/>राहुयुक्तैकदेशेन चन्द्र<text:span text:style-name="T27">बि</text:span>म्बेन सन्निभ<text:span text:style-name="T27">म्</text:span> <text:span text:style-name="T28">।</text:span><text:line-break/>आदाय योजयेत्सूत्रे रेचकेनोद्भवाख्यया ॥<text:span text:style-name="T25">६५॥</text:span><text:line-break/>पूजयित्वा<text:span text:style-name="T27">ऽ</text:span>र्घ्यपात्रस्थतोय<text:span text:style-name="T27">बि</text:span>न्दुसुधोपम<text:span text:style-name="T27">म् ।</text:span><text:line-break/>विसृज्य पितरौ दद्याद्वौषडन्तशिवाणुना <text:span text:style-name="T28">।</text:span><text:line-break/>पूरणाय विधिः पूर्णा निवृत्तिरिति शोधिता ॥<text:span text:style-name="T25">६७॥</text:span></text:p>
      <text:p text:style-name="P1">इत्यादिमहापुराणे आग्नेये निर्वाणदीक्षायां निवृत्तिकलाशोधनं नाम चतुरशीतितमोऽ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i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2:11:40.147202983</meta:creation-date>
    <dc:date>2017-06-22T12:12:53.189960594</dc:date>
    <meta:editing-duration>PT1M13S</meta:editing-duration>
    <meta:editing-cycles>1</meta:editing-cycles>
    <meta:document-statistic meta:table-count="0" meta:image-count="0" meta:object-count="0" meta:page-count="6" meta:paragraph-count="11" meta:word-count="689" meta:character-count="3462" meta:non-whitespace-character-count="2681"/>
    <meta:generator>LibreOffice/5.1.6.2$Linux_X86_64 LibreOffice_project/10m0$Build-2</meta:generator>
  </office:meta>
</office:document-meta>
</file>